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5b3" officeooo:paragraph-rsid="000ae5b3"/>
    </style:style>
    <style:style style:name="P2" style:family="paragraph" style:parent-style-name="Standard" style:list-style-name="L1">
      <style:text-properties officeooo:rsid="000ae5b3" officeooo:paragraph-rsid="000ae5b3"/>
    </style:style>
    <style:style style:name="P3" style:family="paragraph" style:parent-style-name="Standard" style:list-style-name="L1">
      <style:text-properties officeooo:rsid="000bfeb0" officeooo:paragraph-rsid="000bfeb0"/>
    </style:style>
    <style:style style:name="P4" style:family="paragraph" style:parent-style-name="Standard">
      <style:text-properties officeooo:paragraph-rsid="000ddbbe"/>
    </style:style>
    <style:style style:name="P5" style:family="paragraph" style:parent-style-name="Standard">
      <style:text-properties fo:font-size="14pt" fo:font-weight="bold" officeooo:rsid="000ae5b3" officeooo:paragraph-rsid="000ae5b3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0bfeb0" officeooo:paragraph-rsid="000bfeb0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0ddbbe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1081f3" officeooo:paragraph-rsid="001081f3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0ae5b3" officeooo:paragraph-rsid="000ddbbe"/>
    </style:style>
    <style:style style:name="T1" style:family="text">
      <style:text-properties officeooo:rsid="000ae5b3"/>
    </style:style>
    <style:style style:name="T2" style:family="text">
      <style:text-properties officeooo:rsid="000bfeb0"/>
    </style:style>
    <style:style style:name="T3" style:family="text">
      <style:text-properties officeooo:rsid="000ddbbe"/>
    </style:style>
    <style:style style:name="T4" style:family="text">
      <style:text-properties officeooo:rsid="000eb204"/>
    </style:style>
    <style:style style:name="T5" style:family="text">
      <style:text-properties officeooo:rsid="00112622"/>
    </style:style>
    <style:style style:name="T6" style:family="text">
      <style:text-properties officeooo:rsid="00129ea3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 realización de un estudio de viabilidad y factibilidad</text:p>
      <text:p text:style-name="P1"/>
      <text:p text:style-name="P1"/>
      <text:p text:style-name="P1"/>
      <text:p text:style-name="P6">Para la realización de esté sistema primero tenemos que identificar los pasos que nos llevará a realizar un buen desarrollo del proyecto, debido que se deben de ir identificando los problemas futuros que surgirán en el transcurso de la realización del proyecto.</text:p>
      <text:p text:style-name="P6">E<text:span text:style-name="T6">n e</text:span>sté estudio tendremos que invertir mucho tiempo <text:span text:style-name="T3">para hacer pruebas y determinar si puede llegar a realizar de una manera y buscar diferentes soluciones, cosas que se ajusten a nuestro presupuesto sin tener dificultades en el futuro.</text:span></text:p>
      <text:p text:style-name="P7"><text:span text:style-name="T3">Una cosa que hemos mencionado antes, es que nuestro sistemas <text:s/>tendrá implementado el ingreso al usuario, e</text:span><text:span text:style-name="T1">n cuestión técnica se utilizará una función para comparar los datos del usuario con lo</text:span><text:span text:style-name="T3">s</text:span><text:span text:style-name="T1"> que está ingresando</text:span><text:span text:style-name="T2">.</text:span></text:p>
      <text:p text:style-name="P7"><text:span text:style-name="T3">El control de ventas es otra herramienta que estará incluida en nuestro sistemas, técnicamente solo se encargará de llevar el control de lo productos que entran y salen del almacén </text:span><text:span text:style-name="T4">para poder llevar un registro de cada una de ellas, también contará con <text:s/>un</text:span><text:span text:style-name="T6">a</text:span><text:span text:style-name="T4"> sección que nos permitirá <text:s/>la actualización, en est</text:span><text:span text:style-name="T6">a</text:span><text:span text:style-name="T4"> solo se tendrá que hacer una investigación previa <text:s/>de la información que se le agregará de cada uno de los dispositivos, contará con una sección de consulta(búsqueda), en esta sección no</text:span><text:span text:style-name="T6">s</text:span><text:span text:style-name="T4"> permitirá observar las características específicas de un dispositivo.</text:span></text:p>
      <text:p text:style-name="P8">Recabando todas las secciones mencionadas anteriormente se llegó a la conclusión de que se tendrá que invertir la mayor parte del tiempo en la codificación y el diseño de nuestra interfaz, en cuestión económica no se tendrá que invertir demasiado, debido a que solo se estará utilizando internet y equipo de computo, mencionamos en este último punto porque el equipo que estaremos utilizando sufrirá desgaste y disminuirá su costo, las secciones que incluiremos no generaran costo.</text:p>
      <text:p text:style-name="P8">De acurdo con el análisis mencionado en los párrafos anteriores podemos ver que nuestro sistema si lo podemos llevar acabo ya que contamos con el presupuesto y las herramientas necesarias para desarrollarlo, <text:span text:style-name="T5">así como el conocimiento necesario para elaborarlo <text:s/></text:span>sin ningún contratiempo. <text:span text:style-name="T5">Nos llevará mucho tiempo en realizarlo, pero organizaremos nuestros tiempo</text:span> <text:span text:style-name="T5">para avanzar de una manera segura y viable, realizaremos búsquedas de información de los dispositivos móviles que tienen más demanda en el mercado </text:span><text:span text:style-name="T6">para poder tener la información que se va requerir para guardarla en nuestra base de datos </text:span><text:span text:style-name="T5">. </text:span><text:s text:c="3"/></text:p>
      <text:p text:style-name="P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0:00:26.639290861</meta:creation-date>
    <dc:date>2021-10-18T15:14:46.193610434</dc:date>
    <meta:editing-duration>PT48S</meta:editing-duration>
    <meta:editing-cycles>1</meta:editing-cycles>
    <meta:document-statistic meta:table-count="0" meta:image-count="0" meta:object-count="0" meta:page-count="1" meta:paragraph-count="7" meta:word-count="382" meta:character-count="2420" meta:non-whitespace-character-count="2036"/>
    <meta:generator>LibreOffice/6.4.4.2$Linux_X86_64 LibreOffice_project/40$Build-2</meta:generator>
  </office:meta>
</office:document-meta>
</file>